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5000000411F218E38103B9570.png" manifest:media-type="image/png"/>
  <manifest:file-entry manifest:full-path="Pictures/10000000000004B000000384F0420F4EFA7B9B1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OpenSans-Bold" svg:font-family="OpenSans-Bold"/>
    <style:font-face style:name="Gabriola" svg:font-family="Gabriola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531cm"/>
    </style:style>
    <style:style style:name="gr3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pr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69cm" fo:padding-bottom="0.169cm" fo:padding-left="0.339cm" fo:padding-right="0.339cm" fo:wrap-option="wrap"/>
    </style:style>
    <style:style style:name="pr3" style:family="presentation" style:parent-style-name="Title_20_and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Gabriola" fo:font-size="36pt"/>
    </style:style>
    <style:style style:name="P3" style:family="paragraph">
      <style:paragraph-properties fo:margin-left="0cm" fo:margin-right="0cm" fo:margin-top="0.1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.1cm" fo:margin-bottom="0cm" fo:line-height="100%" fo:text-align="start" fo:text-indent="0cm" style:punctuation-wrap="hanging" style:writing-mode="lr-tb" style:font-independent-line-spacing="true"/>
      <style:text-properties style:font-name="Gabriola" fo:font-size="30pt" style:font-size-asian="30pt" style:font-size-complex="30pt" fo:hyphenate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abriol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abriol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abriol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abriol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Gabriola" fo:font-size="16pt" fo:letter-spacing="normal" fo:font-style="normal" fo:text-shadow="none" style:text-underline-style="none" fo:font-weight="normal" style:letter-kerning="true" style:font-name-asian="OpenSans-Bold" style:font-size-asian="16pt" style:font-style-asian="normal" style:font-weight-asian="normal" style:font-name-complex="OpenSans-Bold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abriol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5.199cm" svg:height="1.632cm" svg:x="1.4cm" svg:y="0.949cm" presentation:class="title" presentation:user-transformed="true">
          <draw:text-box>
            <text:p text:style-name="P1"><text:span text:style-name="T1">Bienvenue à la Soirée Privée de Sir Loyd Georges</text:span></text:p>
          </draw:text-box>
        </draw:frame>
        <draw:frame draw:name="Content Placeholder 3" presentation:style-name="pr2" draw:text-style-name="P4" draw:layer="layout" svg:width="25.199cm" svg:height="2.356cm" svg:x="1.4cm" svg:y="3.244cm" presentation:class="outline" presentation:user-transformed="true">
          <draw:text-box>
            <text:p text:style-name="P3"><text:span text:style-name="T2">Code Wifi : cgk9a9flm2m1 <text:s/>(en minuscules)</text:span></text:p>
            <text:p text:style-name="P3"><text:span text:style-name="T2">Anthropia : http://anthropia.prolifik.net/clivra2018/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11.6cm" svg:height="7cm" svg:x="1.4cm" svg:y="6.4cm">
          <draw:text-box>
            <text:p text:style-name="P3"><text:span text:style-name="T3">Programme Prévisionnel</text:span></text:p>
            <text:list text:style-name="L1">
              <text:list-item>
                <text:p text:style-name="P3"><text:span text:style-name="T4">11h30 : Lancement de la soirée</text:span></text:p>
              </text:list-item>
              <text:list-item>
                <text:p text:style-name="P3"><text:span text:style-name="T4">12h00 : Accueil de Maestre Ramye Leydelass</text:span></text:p>
              </text:list-item>
              <text:list-item>
                <text:p text:style-name="P3"><text:span text:style-name="T4">12h30 : Premières négociations pour le Gisement Minier d’Austrion, par Lydia Magnus</text:span></text:p>
              </text:list-item>
              <text:list-item>
                <text:p text:style-name="P3"><text:span text:style-name="T4">13h30 : Ventes aux Enchères Archéologiques et Gemmologiques d’Akarie</text:span></text:p>
              </text:list-item>
              <text:list-item>
                <text:p text:style-name="P3"><text:span text:style-name="T4">15h00 : Finalisation de la vente du Gisement Minier</text:span></text:p>
              </text:list-item>
              <text:list-item>
                <text:p><text:span text:style-name="T4">16h00 : Service des boissons chaudes</text:span></text:p>
              </text:list-item>
            </text:list>
          </draw:text-box>
        </draw:frame>
        <draw:frame draw:style-name="gr2" draw:text-style-name="P5" draw:layer="layout" svg:width="10cm" svg:height="6.781cm" svg:x="15.4cm" svg:y="6.4cm">
          <draw:text-box>
            <text:p text:style-name="P3"><text:span text:style-name="T3">Résultats des Ventes aux Enchères</text:span></text:p>
            <text:list text:style-name="L1">
              <text:list-item>
                <text:p text:style-name="P3"><text:span text:style-name="T5">7 topazes</text:span></text:p>
              </text:list-item>
              <text:list-item>
                <text:p text:style-name="P3"><text:span text:style-name="T5">Belle amphore antique</text:span></text:p>
              </text:list-item>
              <text:list-item>
                <text:p text:style-name="P3"><text:span text:style-name="T5">8 améthystes</text:span></text:p>
              </text:list-item>
              <text:list-item>
                <text:p text:style-name="P3"><text:span text:style-name="T5">Bonbonne tectonne</text:span></text:p>
              </text:list-item>
              <text:list-item>
                <text:p text:style-name="P3"><text:span text:style-name="T5">25 saphirs</text:span></text:p>
              </text:list-item>
              <text:list-item>
                <text:p text:style-name="P3"><text:span text:style-name="T5">Livre sacré yodique</text:span></text:p>
              </text:list-item>
              <text:list-item>
                <text:p text:style-name="P3"><text:span text:style-name="T5">8 diamants d’exception</text:span></text:p>
              </text:list-item>
              <text:list-item>
                <text:p text:style-name="P3"><text:span text:style-name="T5">Statue cornue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OpenSans-Bold" svg:font-family="OpenSans-Bold"/>
    <style:font-face style:name="Gabriola" svg:font-family="Gabriola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B000000384F0420F4EFA7B9B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69cm" fo:padding-bottom="0.169cm" fo:padding-left="0.339cm" fo:padding-right="0.339cm" fo:wrap-option="wrap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11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12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13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69cm" fo:padding-bottom="0.169cm" fo:padding-left="0.339cm" fo:padding-right="0.339cm" fo:wrap-option="wrap"/>
    </style:style>
    <style:style style:name="Mpr1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1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694cm" text:min-label-width="1.057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694cm" text:min-label-width="1.05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3.387cm" text:min-label-width="0.846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694cm" text:min-label-width="1.05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3.387cm" text:min-label-width="0.846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5.08cm" text:min-label-width="0.846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694cm" text:min-label-width="1.05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3.387cm" text:min-label-width="0.846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5.08cm" text:min-label-width="0.846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6.773cm" text:min-label-width="0.846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.303cm" svg:height="0.621cm" svg:x="25.752cm" svg:y="15.176cm">
        <draw:image xlink:href="Pictures/10000201000000B5000000411F218E38103B9570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3.799cm" svg:height="3.375cm" svg:x="2.1cm" svg:y="4.892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6.533cm" svg:height="0.838cm" svg:x="1.4cm" svg:y="14.159cm" presentation:class="date-time" presentation:user-transformed="true">
        <draw:text-box>
          <text:p text:style-name="MP8"><text:span text:style-name="MT3"><text:date style:data-style-name="D1" text:date-value="2018-10-18">18/10/2018</text:date></text:span></text:p>
        </draw:text-box>
      </draw:frame>
      <draw:frame draw:name="Footer Placeholder 4" presentation:style-name="Mpr2" draw:text-style-name="MP9" draw:layer="backgroundobjects" svg:width="8.865cm" svg:height="0.838cm" svg:x="9.566cm" svg:y="14.159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6.533cm" svg:height="0.838cm" svg:x="20.066cm" svg:y="14.159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7" draw:layer="backgroundobjects" svg:width="25.199cm" svg:height="1.632cm" svg:x="1.4cm" svg:y="0.94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6" draw:text-style-name="MP7" draw:layer="backgroundobjects" svg:width="25.199cm" svg:height="10.824cm" svg:x="1.4cm" svg:y="3.244cm" presentation:class="outline" presentation:user-transformed="true">
        <draw:text-box>
          <text:list text:style-name="ML3">
            <text:list-item>
              <text:p text:style-name="MP11"><text:span text:style-name="MT2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6" draw:style-name="Mgr3" draw:text-style-name="MP5" draw:layer="backgroundobjects" svg:width="2.303cm" svg:height="0.621cm" svg:x="25.752cm" svg:y="15.176cm">
        <draw:image xlink:href="Pictures/10000201000000B5000000411F218E38103B9570.png" xlink:type="simple" xlink:show="embed" xlink:actuate="onLoad" loext:mime-type="image/png">
          <text:p/>
        </draw:image>
      </draw:frame>
      <draw:frame draw:name="Title 1" presentation:style-name="Mpr9" draw:text-style-name="MP7" draw:layer="backgroundobjects" svg:width="25.199cm" svg:height="1.632cm" svg:x="1.4cm" svg:y="0.94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Text Placeholder 2" presentation:style-name="Mpr10" draw:text-style-name="MP16" draw:layer="backgroundobjects" svg:width="12.371cm" svg:height="1.468cm" svg:x="1.4cm" svg:y="3.525cm" presentation:class="outline" presentation:user-transformed="true">
        <draw:text-box>
          <text:list text:style-name="ML3">
            <text:list-item>
              <text:p text:style-name="MP15"><text:span text:style-name="MT7">Click to edit Master text styles</text:span></text:p>
            </text:list-item>
          </text:list>
        </draw:text-box>
      </draw:frame>
      <draw:frame draw:name="Content Placeholder 3" presentation:style-name="Mpr11" draw:text-style-name="MP16" draw:layer="backgroundobjects" svg:width="12.371cm" svg:height="9.074cm" svg:x="1.4cm" svg:y="4.994cm" presentation:class="outline" presentation:user-transformed="true">
        <draw:text-box>
          <text:list text:style-name="ML4">
            <text:list-item>
              <text:p text:style-name="MP12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16" draw:layer="backgroundobjects" svg:width="12.375cm" svg:height="1.468cm" svg:x="14.223cm" svg:y="3.525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11" draw:text-style-name="MP16" draw:layer="backgroundobjects" svg:width="12.375cm" svg:height="9.074cm" svg:x="14.223cm" svg:y="4.994cm" presentation:class="outline" presentation:user-transformed="true">
        <draw:text-box>
          <text:list text:style-name="ML4">
            <text:list-item>
              <text:p text:style-name="MP12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2" draw:text-style-name="MP9" draw:layer="backgroundobjects" svg:width="6.533cm" svg:height="0.838cm" svg:x="1.4cm" svg:y="14.159cm" presentation:class="date-time" presentation:user-transformed="true">
        <draw:text-box>
          <text:p text:style-name="MP8"><text:span text:style-name="MT3"><text:date style:data-style-name="D1" text:date-value="2018-10-18">18/10/2018</text:date></text:span></text:p>
        </draw:text-box>
      </draw:frame>
      <draw:frame draw:name="Footer Placeholder 7" presentation:style-name="Mpr12" draw:text-style-name="MP9" draw:layer="backgroundobjects" svg:width="8.865cm" svg:height="0.838cm" svg:x="9.566cm" svg:y="14.159cm" presentation:class="footer" presentation:user-transformed="true">
        <draw:text-box>
          <text:p/>
        </draw:text-box>
      </draw:frame>
      <draw:frame draw:name="Slide Number Placeholder 8" presentation:style-name="Mpr12" draw:text-style-name="MP9" draw:layer="backgroundobjects" svg:width="6.533cm" svg:height="0.838cm" svg:x="20.066cm" svg:y="14.159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Picture 6" draw:style-name="Mgr3" draw:text-style-name="MP5" draw:layer="backgroundobjects" svg:width="2.303cm" svg:height="0.621cm" svg:x="25.752cm" svg:y="15.176cm">
        <draw:image xlink:href="Pictures/10000201000000B5000000411F218E38103B9570.png" xlink:type="simple" xlink:show="embed" xlink:actuate="onLoad" loext:mime-type="image/png">
          <text:p/>
        </draw:image>
      </draw:frame>
      <draw:frame draw:name="Date Placeholder 1" presentation:style-name="Mpr15" draw:text-style-name="MP9" draw:layer="backgroundobjects" svg:width="6.533cm" svg:height="0.838cm" svg:x="1.4cm" svg:y="14.159cm" presentation:class="date-time" presentation:user-transformed="true">
        <draw:text-box>
          <text:p text:style-name="MP8"><text:span text:style-name="MT3"><text:date style:data-style-name="D1" text:date-value="2018-10-18">18/10/2018</text:date></text:span></text:p>
        </draw:text-box>
      </draw:frame>
      <draw:frame draw:name="Footer Placeholder 2" presentation:style-name="Mpr15" draw:text-style-name="MP9" draw:layer="backgroundobjects" svg:width="8.865cm" svg:height="0.838cm" svg:x="9.566cm" svg:y="14.159cm" presentation:class="footer" presentation:user-transformed="true">
        <draw:text-box>
          <text:p/>
        </draw:text-box>
      </draw:frame>
      <draw:frame draw:name="Slide Number Placeholder 3" presentation:style-name="Mpr15" draw:text-style-name="MP9" draw:layer="backgroundobjects" svg:width="6.533cm" svg:height="0.838cm" svg:x="20.066cm" svg:y="14.159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8</meta:editing-cycles>
    <meta:creation-date>2014-02-21T02:04:43</meta:creation-date>
    <dc:date>2018-10-18T14:47:00.832000000</dc:date>
    <meta:editing-duration>PT39M16S</meta:editing-duration>
    <meta:generator>LibreOffice/6.1.2.1$Windows_X86_64 LibreOffice_project/65905a128db06ba48db947242809d14d3f9a93fe</meta:generator>
    <meta:document-statistic meta:object-count="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